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0.6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utant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4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5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1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2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2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39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0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1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6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49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2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3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6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8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5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0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69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4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8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7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1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4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5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7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8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8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0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1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2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3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5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2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6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4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7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7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1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6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8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3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8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999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nt1000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1:.C1000])" office:value-type="float" office:value="547" calcext:value-type="float">
            <text:p>547</text:p>
          </table:table-cell>
          <table:table-cell table:formula="of:=SUM([.D1:.D1000])" office:value-type="float" office:value="0" calcext:value-type="float">
            <text:p>0</text:p>
          </table:table-cell>
          <table:table-cell table:formula="of:=SUM([.E1:.E1000])" office:value-type="float" office:value="427" calcext:value-type="float">
            <text:p>427</text:p>
          </table:table-cell>
          <table:table-cell table:formula="of:=SUM([.F1:.F1000])" office:value-type="float" office:value="26" calcext:value-type="float">
            <text:p>26</text:p>
          </table:table-cell>
          <table:table-cell table:formula="of:=SUM([.G1:.G100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9T20:32:16.430000000</dc:date>
    <meta:document-statistic meta:table-count="1" meta:cell-count="7005" meta:object-count="0"/>
    <meta:generator>LibreOffice/4.1.2.3$Windows_x86 LibreOffice_project/40b2d7fde7e8d2d7bc5a449dc65df4d08a7dd38</meta:generator>
  </office:meta>
</office:document-meta>
</file>